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9d39" officeooo:paragraph-rsid="001a9d39"/>
    </style:style>
    <style:style style:name="P2" style:family="paragraph" style:parent-style-name="Standard">
      <style:text-properties officeooo:rsid="001ac1ff" officeooo:paragraph-rsid="001ac1ff"/>
    </style:style>
    <style:style style:name="P3" style:family="paragraph" style:parent-style-name="Standard">
      <style:text-properties officeooo:rsid="001ac1ff" officeooo:paragraph-rsid="001ac1ff"/>
    </style:style>
    <style:style style:name="P4" style:family="paragraph" style:parent-style-name="Standard">
      <style:text-properties officeooo:rsid="001c092c" officeooo:paragraph-rsid="001c9960"/>
    </style:style>
    <style:style style:name="P5" style:family="paragraph" style:parent-style-name="Standard">
      <style:paragraph-properties style:line-height-at-least="0.198in"/>
      <style:text-properties fo:color="#bbbbbb" style:font-name="Droid Sans Mono" fo:font-size="10.5pt" fo:font-weight="normal" fo:background-color="#002b36"/>
    </style:style>
    <style:style style:name="P6" style:family="paragraph" style:parent-style-name="Standard">
      <style:text-properties fo:color="#657b83" style:font-name="Droid Sans Mono" fo:font-size="10.5pt" fo:font-style="italic" fo:font-weight="normal" officeooo:rsid="001ac1ff" officeooo:paragraph-rsid="001ac1ff" fo:background-color="#002b36"/>
    </style:style>
    <style:style style:name="P7" style:family="paragraph" style:parent-style-name="Standard">
      <style:text-properties fo:color="#657b83" style:font-name="Droid Sans Mono" fo:font-size="10.5pt" fo:font-style="italic" fo:font-weight="normal" officeooo:rsid="001c9960" officeooo:paragraph-rsid="001c9960" fo:background-color="#002b36"/>
    </style:style>
    <style:style style:name="P8" style:family="paragraph" style:parent-style-name="Standard">
      <style:text-properties officeooo:rsid="001c9960" officeooo:paragraph-rsid="001c9960"/>
    </style:style>
    <style:style style:name="P9" style:family="paragraph" style:parent-style-name="Standard">
      <style:text-properties style:text-underline-style="solid" style:text-underline-width="auto" style:text-underline-color="font-color" officeooo:rsid="001c092c" officeooo:paragraph-rsid="001c9960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c092c" officeooo:paragraph-rsid="001c092c" style:font-weight-asian="bold" style:font-weight-complex="bold"/>
    </style:style>
    <style:style style:name="T1" style:family="text">
      <style:text-properties fo:color="#859900"/>
    </style:style>
    <style:style style:name="T2" style:family="text">
      <style:text-properties fo:color="#d336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d</text:p>
      <text:p text:style-name="P1">Subscribe section + search courses (3 hrs)</text:p>
      <text:p text:style-name="P1"/>
      <text:p text:style-name="P1">Thurs</text:p>
      <text:p text:style-name="P1">Github- what? files to upload exactly, content of messages, edit/delete uploaded files <text:s/>(3 hrs) </text:p>
      <text:p text:style-name="P1">Main Menu accessible- clickable buttons, point on site nav (3.5 hrs)</text:p>
      <text:p text:style-name="P1">Why Join section (2 hrs)</text:p>
      <text:p text:style-name="P1"/>
      <text:p text:style-name="P1">Fri </text:p>
      <text:p text:style-name="P1">Javascript hero section (6 hrs)</text:p>
      <text:p text:style-name="P1">Doctor?</text:p>
      <text:p text:style-name="P1"/>
      <text:p text:style-name="P1">Sat</text:p>
      <text:p text:style-name="P1">Latest courses + tutorials (5 hrs)</text:p>
      <text:p text:style-name="P1">What students say (4 hrs)</text:p>
      <text:p text:style-name="P1"/>
      <text:p text:style-name="P1">Sun</text:p>
      <text:p text:style-name="P1">News Letter &amp; Footer (5 hrs)</text:p>
      <text:p text:style-name="P2">Accessibility (3 hrs)</text:p>
      <text:p text:style-name="P2">Final touches &amp; clean code (3 hrs)</text:p>
      <text:p text:style-name="P2"/>
      <text:p text:style-name="P2"/>
      <text:p text:style-name="P2"/>
      <text:p text:style-name="P10">Standard_gall</text:p>
      <text:p text:style-name="P9">Full size </text:p>
      <text:p text:style-name="P4">4 x 4</text:p>
      <text:p text:style-name="P2"/>
      <text:p text:style-name="P6">/* Portrait tablet and small desktops */</text:p>
      <text:p text:style-name="P5"><text:span text:style-name="T1">@media</text:span> (<text:span text:style-name="T1">max-width</text:span>: <text:span text:style-name="T2">940</text:span><text:span text:style-name="T1">px</text:span>){</text:p>
      <text:p text:style-name="P8">2 x 2</text:p>
      <text:p text:style-name="P8"/>
      <text:p text:style-name="P7">/* Landscape phone to portrait tablet */</text:p>
      <text:p text:style-name="P5"><text:span text:style-name="T1">@media</text:span> (<text:span text:style-name="T1">max-width</text:span>: <text:span text:style-name="T2">768</text:span><text:span text:style-name="T1">px</text:span>){</text:p>
      <text:p text:style-name="P8">2 x 2</text:p>
      <text:p text:style-name="P8"/>
      <text:p text:style-name="P7">/* Portrait phones and down */</text:p>
      <text:p text:style-name="P5"><text:span text:style-name="T1">@media</text:span> (<text:span text:style-name="T1">max-width</text:span>: <text:span text:style-name="T2">480</text:span><text:span text:style-name="T1">px</text:span>){</text:p>
      <text:p text:style-name="P8">1x1</text:p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3:30:46.091998954</meta:creation-date>
    <meta:generator>LibreOffice/6.1.4.2$Linux_X86_64 LibreOffice_project/10$Build-2</meta:generator>
    <dc:date>2019-01-25T12:38:23.784458034</dc:date>
    <meta:editing-duration>PT35M35S</meta:editing-duration>
    <meta:editing-cycles>2</meta:editing-cycles>
    <meta:document-statistic meta:table-count="0" meta:image-count="0" meta:object-count="0" meta:page-count="1" meta:paragraph-count="28" meta:word-count="117" meta:character-count="657" meta:non-whitespace-character-count="564"/>
  </office:meta>
</office:document-meta>
</file>